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Deliver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Conf( String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DRResolver.resolve( ModuleDescriptor published , String publishedStatus , ModuleRevisionId depMrid , String depStatu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DeliverDRResolver.deliverDependency( ModuleRevisionId depMrid , String version , String status , String dep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vyDeliver.setReplacedynamicrev( boolean replacedynamic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Cache( Fil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getPub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getPub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Delivertarget( String deliver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Pubbranch( String pub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Organisation( String organis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loadDeliver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Deliver.setResolveId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Module(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getDelive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Pubrevision( String pub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appendDeliveryList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Deliver.get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doExecute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7">
            <text:p text:style-name="Table_20_Contents">17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IvyDeliver.getPub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isReplacedynamic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DeliveryList( File deliver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Pubdate( String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Deliver.setDeliverpattern( String dest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